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20e2de" officeooo:paragraph-rsid="0020e2de"/>
    </style:style>
    <style:style style:name="P2" style:family="paragraph" style:parent-style-name="Standard">
      <style:text-properties officeooo:paragraph-rsid="0020e2de"/>
    </style:style>
    <style:style style:name="P3" style:family="paragraph" style:parent-style-name="Standard">
      <style:text-properties officeooo:rsid="0021abfa" officeooo:paragraph-rsid="0021abfa"/>
    </style:style>
    <style:style style:name="P4" style:family="paragraph" style:parent-style-name="Standard">
      <style:text-properties officeooo:rsid="00242b2a" officeooo:paragraph-rsid="00242b2a"/>
    </style:style>
    <style:style style:name="T1" style:family="text">
      <style:text-properties officeooo:rsid="0020e2de"/>
    </style:style>
    <style:style style:name="T2" style:family="text">
      <style:text-properties officeooo:rsid="0021abfa"/>
    </style:style>
    <style:style style:name="T3" style:family="text">
      <style:text-properties officeooo:rsid="00229576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Funkcje systemu:</text:span></text:p>
      <text:p text:style-name="P2"><text:span text:style-name="T1">1. Rejestracja Użytkownika</text:span></text:p>
      <text:p text:style-name="P1">2. Logowanie właściciela ligi</text:p>
      <text:p text:style-name="P1">3. Logowanie właściciela drużyny</text:p>
      <text:p text:style-name="P3">3. Modyfikacja profilu użytkownika</text:p>
      <text:p text:style-name="P1">4. Dodawanie drużyn</text:p>
      <text:p text:style-name="P1">5. Ustalanie <text:span text:style-name="T3">terminarzu spotkań</text:span></text:p>
      <text:p text:style-name="P1">6. Dodawanie zawodników do drużyn</text:p>
      <text:p text:style-name="P1">7. Przegląd dodanych druż<text:span text:style-name="T3">y</text:span>n</text:p>
      <text:p text:style-name="P1">8. Przegląd zawodników</text:p>
      <text:p text:style-name="P1">9. Przegląd terminarzu</text:p>
      <text:p text:style-name="P1">10. <text:span text:style-name="T2">Dodawanie wyniku spotkania</text:span></text:p>
      <text:p text:style-name="P3">11. Wybieranie strzelców bramek</text:p>
      <text:p text:style-name="P3">12. Obliczanie punktów dla drużyny</text:p>
      <text:p text:style-name="P3">13. Przegląd tabeli</text:p>
      <text:p text:style-name="P3">14.</text:p>
      <text:p text:style-name="P3"/>
      <text:p text:style-name="P4">#Rozwinąć ^ krótko opisać i dodać coś jeszcze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narinios </meta:initial-creator>
    <meta:creation-date>2015-01-08T00:09:37.974891663</meta:creation-date>
    <meta:generator>LibreOffice/4.1.3.2$Linux_x86 LibreOffice_project/410m0$Build-2</meta:generator>
    <dc:date>2015-01-08T00:32:12.178869940</dc:date>
    <dc:creator>kanarinios </dc:creator>
    <meta:editing-duration>PT12M22S</meta:editing-duration>
    <meta:editing-cycles>4</meta:editing-cycles>
    <meta:document-statistic meta:table-count="0" meta:image-count="0" meta:object-count="0" meta:page-count="1" meta:paragraph-count="17" meta:word-count="64" meta:character-count="454" meta:non-whitespace-character-count="407"/>
  </office:meta>
</office:document-meta>
</file>